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50b" officeooo:paragraph-rsid="0007ddff"/>
    </style:style>
    <style:style style:name="P2" style:family="paragraph" style:parent-style-name="Standard">
      <style:text-properties officeooo:rsid="000cb257" officeooo:paragraph-rsid="0007ddff"/>
    </style:style>
    <style:style style:name="P3" style:family="paragraph" style:parent-style-name="Standard">
      <style:text-properties fo:font-size="32pt" officeooo:rsid="000cb257" officeooo:paragraph-rsid="0007ddff" style:font-size-asian="32pt" style:font-size-complex="32pt"/>
    </style:style>
    <style:style style:name="P4" style:family="paragraph" style:parent-style-name="Standard">
      <style:text-properties fo:font-size="32pt" officeooo:rsid="000be50b" officeooo:paragraph-rsid="0007ddff" style:font-size-asian="32pt" style:font-size-complex="32pt"/>
    </style:style>
    <style:style style:name="P5" style:family="paragraph" style:parent-style-name="Standard">
      <style:text-properties officeooo:rsid="0009a146" officeooo:paragraph-rsid="0009a146"/>
    </style:style>
    <style:style style:name="P6" style:family="paragraph" style:parent-style-name="Standard">
      <style:text-properties officeooo:rsid="000b990c" officeooo:paragraph-rsid="000b990c"/>
    </style:style>
    <style:style style:name="P7" style:family="paragraph" style:parent-style-name="Standard">
      <style:text-properties officeooo:rsid="000b990c" officeooo:paragraph-rsid="0018632a"/>
    </style:style>
    <style:style style:name="P8" style:family="paragraph" style:parent-style-name="Standard">
      <style:text-properties officeooo:rsid="000d1c38" officeooo:paragraph-rsid="000d1c38"/>
    </style:style>
    <style:style style:name="P9" style:family="paragraph" style:parent-style-name="Standard">
      <style:text-properties officeooo:rsid="000e0166" officeooo:paragraph-rsid="000e0166"/>
    </style:style>
    <style:style style:name="P10" style:family="paragraph" style:parent-style-name="Standard">
      <style:text-properties officeooo:rsid="00103162" officeooo:paragraph-rsid="00103162"/>
    </style:style>
    <style:style style:name="P11" style:family="paragraph" style:parent-style-name="Standard">
      <style:text-properties officeooo:rsid="00107304" officeooo:paragraph-rsid="00107304"/>
    </style:style>
    <style:style style:name="P12" style:family="paragraph" style:parent-style-name="Standard">
      <style:text-properties officeooo:rsid="0011549d" officeooo:paragraph-rsid="0011549d"/>
    </style:style>
    <style:style style:name="P13" style:family="paragraph" style:parent-style-name="Standard">
      <style:text-properties officeooo:rsid="0011ddc0" officeooo:paragraph-rsid="0011ddc0"/>
    </style:style>
    <style:style style:name="P14" style:family="paragraph" style:parent-style-name="Standard">
      <style:text-properties officeooo:rsid="00120457" officeooo:paragraph-rsid="00120457"/>
    </style:style>
    <style:style style:name="P15" style:family="paragraph" style:parent-style-name="Standard">
      <style:text-properties officeooo:rsid="001361ae" officeooo:paragraph-rsid="001361ae"/>
    </style:style>
    <style:style style:name="P16" style:family="paragraph" style:parent-style-name="Standard">
      <style:text-properties officeooo:rsid="00144405" officeooo:paragraph-rsid="00144405"/>
    </style:style>
    <style:style style:name="P17" style:family="paragraph" style:parent-style-name="Standard">
      <style:text-properties officeooo:rsid="0014652f" officeooo:paragraph-rsid="0014652f"/>
    </style:style>
    <style:style style:name="P18" style:family="paragraph" style:parent-style-name="Standard">
      <style:text-properties officeooo:rsid="00165297" officeooo:paragraph-rsid="00165297"/>
    </style:style>
    <style:style style:name="P19" style:family="paragraph" style:parent-style-name="Standard">
      <style:text-properties officeooo:rsid="0018632a" officeooo:paragraph-rsid="0018632a"/>
    </style:style>
    <style:style style:name="P20" style:family="paragraph" style:parent-style-name="Standard">
      <style:text-properties officeooo:rsid="001a2556" officeooo:paragraph-rsid="001a2556"/>
    </style:style>
    <style:style style:name="P21" style:family="paragraph" style:parent-style-name="Standard">
      <style:paragraph-properties fo:break-before="page"/>
      <style:text-properties officeooo:rsid="000b990c" officeooo:paragraph-rsid="000b990c"/>
    </style:style>
    <style:style style:name="T1" style:family="text">
      <style:text-properties officeooo:rsid="0007dd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3">SWEN 432</text:p>
      <text:p text:style-name="P3">Advanced Database Design and Implementation</text:p>
      <text:p text:style-name="P3">Assignment <text:span text:style-name="T1">3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3">Boxiong TAN</text:p>
      <text:p text:style-name="P3">30030083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Question_1:</text:p>
      <text:p text:style-name="P5"/>
      <text:p text:style-name="P5">xquery version "1.0";</text:p>
      <text:p text:style-name="P5"/>
      <text:p text:style-name="P5"/>
      <text:p text:style-name="P5">for $x in fn:doc("/db/boxiong/dancingCompetitions_14.xml")/dancingCompetitions/Competition[@place="Auckland"]</text:p>
      <text:p text:style-name="P5"><text:tab/>let $name := $x[substring(@date, 1, 4) = "2008"]</text:p>
      <text:p text:style-name="P5"><text:tab/>for $i in $name/Dance</text:p>
      <text:p text:style-name="P5"><text:tab/><text:tab/>return &lt;Dance name="{$i/@name}"/&gt;</text:p>
      <text:p text:style-name="P1"/>
      <text:p text:style-name="P6">Question_2:</text:p>
      <text:p text:style-name="P6"/>
      <text:p text:style-name="P8">xquery version "1.0";</text:p>
      <text:p text:style-name="P8"/>
      <text:p text:style-name="P8">for $x in fn:doc("/db/boxiong/dancingCompetitions_14.xml")/dancingCompetitions</text:p>
      <text:p text:style-name="P8"><text:tab/>let $names := distinct-values($x/Competition/Dance/@name)</text:p>
      <text:p text:style-name="P8"><text:tab/>for $name in $names</text:p>
      <text:p text:style-name="P8"><text:tab/><text:tab/><text:tab/>order by $name</text:p>
      <text:p text:style-name="P8"><text:tab/><text:tab/> <text:s text:c="3"/>return &lt;Dance name="{$name}"/&gt;</text:p>
      <text:p text:style-name="P6"/>
      <text:p text:style-name="P6"/>
      <text:p text:style-name="P6">Question_3:</text:p>
      <text:p text:style-name="P6"/>
      <text:p text:style-name="P9">xquery version "1.0";</text:p>
      <text:p text:style-name="P9"/>
      <text:p text:style-name="P9">for $city in fn:doc("/db/boxiong/dancingCompetitions_14.xml")/dancingCompetitions</text:p>
      <text:p text:style-name="P9"><text:tab/>let $names := distinct-values($city/Competition/@place)</text:p>
      <text:p text:style-name="P9"><text:tab/>for $name in $names</text:p>
      <text:p text:style-name="P9"><text:tab/><text:tab/>return &lt;city name="{$name}"/&gt;</text:p>
      <text:p text:style-name="P6"/>
      <text:p text:style-name="P6"/>
      <text:p text:style-name="P6">Question_4:</text:p>
      <text:p text:style-name="P6"/>
      <text:p text:style-name="P10">xquery version "1.0";</text:p>
      <text:p text:style-name="P10"/>
      <text:p text:style-name="P10">let $nu := count(fn:doc("/db/boxiong/dancingCompetitions_14.xml")/dancingCompetitions/Competition)</text:p>
      <text:p text:style-name="P10">return &lt;NumberOfCompetitions&gt;{$nu}&lt;/NumberOfCompetitions&gt;</text:p>
      <text:p text:style-name="P6"/>
      <text:p text:style-name="P6"/>
      <text:p text:style-name="P6">Question_5:</text:p>
      <text:p text:style-name="P6"/>
      <text:p text:style-name="P11">xquery version "1.0";</text:p>
      <text:p text:style-name="P11"/>
      <text:p text:style-name="P11">for $x in fn:doc("/db/boxiong/dancingCompetitions_14.xml")/dancingCompetitions/Dancers</text:p>
      <text:p text:style-name="P11">return </text:p>
      <text:p text:style-name="P11"><text:s text:c="4"/>&lt;LocalDancers&gt;</text:p>
      <text:p text:style-name="P11"><text:s text:c="4"/>&lt;she_dancer&gt;</text:p>
      <text:p text:style-name="P11"><text:s text:c="8"/>&lt;Name&gt;</text:p>
      <text:p text:style-name="P11"><text:soft-page-break/><text:s text:c="12"/>{$x/she_dancers/Dancer[Address="Wellington"]/Name} <text:s/>{$x/she_dancers/Dancer[Address="Upper Hutt"]/Name} <text:s/>{$x/she_dancers/Dancer[Address="Lower Hutt"]/Name}</text:p>
      <text:p text:style-name="P11"><text:s text:c="8"/>&lt;/Name&gt;</text:p>
      <text:p text:style-name="P11"><text:s text:c="4"/>&lt;/she_dancer&gt;</text:p>
      <text:p text:style-name="P11"><text:s text:c="4"/>&lt;he_dancer&gt;</text:p>
      <text:p text:style-name="P11"><text:s text:c="8"/>&lt;Name&gt;</text:p>
      <text:p text:style-name="P11"><text:s text:c="12"/>{$x/he_dancers/Dancer[Address="Wellington"]/Name} <text:s/>{$x/he_dancers/Dancer[Address="Upper Hutt"]/Name} <text:s/>{$x/he_dancers/Dancer[Address="Lower Hutt"]/Name}</text:p>
      <text:p text:style-name="P11"><text:s text:c="8"/>&lt;/Name&gt;</text:p>
      <text:p text:style-name="P11"><text:s text:c="4"/>&lt;/he_dancer&gt;</text:p>
      <text:p text:style-name="P11"><text:s text:c="4"/>&lt;/LocalDancers&gt;</text:p>
      <text:p text:style-name="P6"/>
      <text:p text:style-name="P6">Question_6:</text:p>
      <text:p text:style-name="P6"/>
      <text:p text:style-name="P12">xquery version "1.0";</text:p>
      <text:p text:style-name="P12"/>
      <text:p text:style-name="P12"/>
      <text:p text:style-name="P12">let $file := fn:doc("/db/boxiong/dancingCompetitions_14.xml")</text:p>
      <text:p text:style-name="P12"/>
      <text:p text:style-name="P12">let $x := $file/dancingCompetitions/Competition[@place="Auckland"]/Dance</text:p>
      <text:p text:style-name="P12"/>
      <text:p text:style-name="P12">let $pair := distinct-values($x/dancePair/@ref_pair)</text:p>
      <text:p text:style-name="P12"/>
      <text:p text:style-name="P12">return &lt;Auckland_2008_Dancers&gt;</text:p>
      <text:p text:style-name="P12"><text:s text:c="12"/>&lt;she_dancers&gt;</text:p>
      <text:p text:style-name="P12"><text:s text:c="15"/>{for $pair_id in $pair</text:p>
      <text:p text:style-name="P12"><text:s text:c="16"/>let $she_id := </text:p>
      <text:p text:style-name="P12"><text:s text:c="12"/>(</text:p>
      <text:p text:style-name="P12"><text:s text:c="16"/>let $she := $file/dancingCompetitions/Pairs/Pair[@pair_id = $pair_id]/she/@ref_she_dancer</text:p>
      <text:p text:style-name="P12"><text:s text:c="16"/>return $she</text:p>
      <text:p text:style-name="P12"><text:s text:c="12"/>)</text:p>
      <text:p text:style-name="P12"><text:s text:c="12"/>let $she_name :=</text:p>
      <text:p text:style-name="P12"><text:s text:c="12"/>(</text:p>
      <text:p text:style-name="P12"><text:s text:c="16"/>let $she := $file/dancingCompetitions/Dancers/she_dancers/Dancer[@dancer_id=$she_id]/Name</text:p>
      <text:p text:style-name="P12"><text:s text:c="16"/>return $she</text:p>
      <text:p text:style-name="P12"><text:s text:c="12"/>) <text:s text:c="2"/></text:p>
      <text:p text:style-name="P12"><text:s text:c="12"/>return</text:p>
      <text:p text:style-name="P12"><text:s text:c="16"/>&lt;Dancer id="{$she_id}" name="{$she_name}"/&gt;}</text:p>
      <text:p text:style-name="P12"><text:s text:c="8"/>&lt;/she_dancers&gt;</text:p>
      <text:p text:style-name="P12"/>
      <text:p text:style-name="P12"><text:s text:c="8"/>&lt;he_dancers&gt;</text:p>
      <text:p text:style-name="P12"><text:s text:c="15"/>{for $pair_id in $pair</text:p>
      <text:p text:style-name="P12"><text:s text:c="16"/>let $he_id := </text:p>
      <text:p text:style-name="P12"><text:s text:c="20"/>(</text:p>
      <text:p text:style-name="P12"><text:s text:c="20"/>let $he := $file/dancingCompetitions/Pairs/Pair[@pair_id = $pair_id]/he/@ref_he_dancer</text:p>
      <text:p text:style-name="P12"><text:s text:c="16"/>return $he</text:p>
      <text:p text:style-name="P12"><text:s text:c="12"/>)</text:p>
      <text:p text:style-name="P12"><text:soft-page-break/><text:s text:c="12"/>let $he_name :=</text:p>
      <text:p text:style-name="P12"><text:s text:c="12"/>(</text:p>
      <text:p text:style-name="P12"><text:s text:c="16"/>let $he := $file/dancingCompetitions/Dancers/he_dancers/Dancer[@dancer_id=$he_id]/Name</text:p>
      <text:p text:style-name="P12"><text:s text:c="16"/>return $he</text:p>
      <text:p text:style-name="P12"><text:s text:c="12"/>) <text:s text:c="2"/></text:p>
      <text:p text:style-name="P12"><text:s text:c="12"/>return</text:p>
      <text:p text:style-name="P12"><text:s text:c="16"/>&lt;Dancer id="{$he_id}" name="{$he_name}"/&gt;}</text:p>
      <text:p text:style-name="P12"><text:s text:c="16"/>&lt;/he_dancers&gt; </text:p>
      <text:p text:style-name="P12">&lt;/Auckland_2008_Dancers&gt;</text:p>
      <text:p text:style-name="P6"/>
      <text:p text:style-name="P6">Question_7:</text:p>
      <text:p text:style-name="P6"/>
      <text:p text:style-name="P13">xquery version "1.0";</text:p>
      <text:p text:style-name="P13"/>
      <text:p text:style-name="P13"/>
      <text:p text:style-name="P13">let $file := fn:doc("/db/boxiong/dancingCompetitions_14.xml")</text:p>
      <text:p text:style-name="P13"/>
      <text:p text:style-name="P13">return </text:p>
      <text:p text:style-name="P13"><text:s text:c="4"/>&lt;NumberOfDancers&gt;</text:p>
      <text:p text:style-name="P13"><text:s text:c="4"/>&lt;NumberOfSheDancers&gt;{count($file/dancingCompetitions/Dancers/she_dancers/Dancer)}&lt;/NumberOfSheDancers&gt;</text:p>
      <text:p text:style-name="P13"><text:s text:c="4"/>&lt;NumberOfHeDancers&gt;{count($file/dancingCompetitions/Dancers/he_dancers/Dancer)}&lt;/NumberOfHeDancers&gt;</text:p>
      <text:p text:style-name="P13"><text:s text:c="4"/>&lt;/NumberOfDancers&gt;</text:p>
      <text:p text:style-name="P6"/>
      <text:p text:style-name="P6"/>
      <text:p text:style-name="P6"/>
      <text:p text:style-name="P6">Question_8:</text:p>
      <text:p text:style-name="P6"/>
      <text:p text:style-name="P14">xquery version "1.0";</text:p>
      <text:p text:style-name="P14"/>
      <text:p text:style-name="P14">let $file := fn:doc("/db/boxiong/dancingCompetitions_14.xml")</text:p>
      <text:p text:style-name="P14"/>
      <text:p text:style-name="P14"/>
      <text:p text:style-name="P14">let $pairs := (</text:p>
      <text:p text:style-name="P14"><text:s text:c="4"/>&lt;Pair&gt;</text:p>
      <text:p text:style-name="P14"><text:s text:c="8"/>{</text:p>
      <text:p text:style-name="P14"><text:s text:c="8"/>for $pair in $file/dancingCompetitions/Competition/Dance/dancePair</text:p>
      <text:p text:style-name="P14"><text:s text:c="12"/>return $pair</text:p>
      <text:p text:style-name="P14"><text:s text:c="8"/>}</text:p>
      <text:p text:style-name="P14"><text:s text:c="4"/>&lt;/Pair&gt;</text:p>
      <text:p text:style-name="P14">)</text:p>
      <text:p text:style-name="P14">let $part_pairs := distinct-values($pairs/dancePair/@ref_pair)</text:p>
      <text:p text:style-name="P14"/>
      <text:p text:style-name="P14"/>
      <text:p text:style-name="P14">let $part_list := (</text:p>
      <text:p text:style-name="P14">for $pair in $file/dancingCompetitions/Pairs/Pair</text:p>
      <text:p text:style-name="P14"><text:s text:c="4"/>for $part_pair in $part_pairs</text:p>
      <text:p text:style-name="P14"><text:s text:c="8"/>return if ($pair/@pair_id = $part_pair)</text:p>
      <text:p text:style-name="P14"><text:soft-page-break/><text:s text:c="12"/>then $pair</text:p>
      <text:p text:style-name="P14"><text:s text:c="12"/>else ()</text:p>
      <text:p text:style-name="P14">)</text:p>
      <text:p text:style-name="P14"/>
      <text:p text:style-name="P14">let $he_list := (</text:p>
      <text:p text:style-name="P14"><text:s text:c="4"/>&lt;he_list&gt;{</text:p>
      <text:p text:style-name="P14"><text:s text:c="4"/>for $he in $part_list</text:p>
      <text:p text:style-name="P14"><text:s text:c="8"/>return $he/he</text:p>
      <text:p text:style-name="P14"><text:s text:c="4"/>}</text:p>
      <text:p text:style-name="P14"><text:s text:c="4"/>&lt;/he_list&gt;</text:p>
      <text:p text:style-name="P14">)</text:p>
      <text:p text:style-name="P14"/>
      <text:p text:style-name="P14">let $she_list := (</text:p>
      <text:p text:style-name="P14"><text:s text:c="4"/>&lt;she_list&gt;{</text:p>
      <text:p text:style-name="P14"><text:s text:c="4"/>for $she in $part_list</text:p>
      <text:p text:style-name="P14"><text:s text:c="8"/>return $she/she</text:p>
      <text:p text:style-name="P14"><text:s text:c="4"/>}</text:p>
      <text:p text:style-name="P14"><text:s text:c="4"/>&lt;/she_list&gt;</text:p>
      <text:p text:style-name="P14">)</text:p>
      <text:p text:style-name="P14"/>
      <text:p text:style-name="P14">let $he := distinct-values($he_list/he/@ref_he_dancer)</text:p>
      <text:p text:style-name="P14">let $she := distinct-values($she_list/she/@ref_she_dancer)</text:p>
      <text:p text:style-name="P14"/>
      <text:p text:style-name="P14">return &lt;NumberOfParticipants&gt;</text:p>
      <text:p text:style-name="P14"><text:s text:c="8"/>&lt;NumberOfSheParticipants&gt;{xs:string(count($she))}&lt;/NumberOfSheParticipants&gt;</text:p>
      <text:p text:style-name="P14"><text:s text:c="8"/>&lt;NumberOfSheParticipants&gt;{xs:string(count($he))}&lt;/NumberOfSheParticipants&gt;</text:p>
      <text:p text:style-name="P14">&lt;/NumberOfParticipants&gt;</text:p>
      <text:p text:style-name="P6"/>
      <text:p text:style-name="P21">Question_9:</text:p>
      <text:p text:style-name="P6"/>
      <text:p text:style-name="P15">xquery version "1.0";</text:p>
      <text:p text:style-name="P15">let $file := fn:doc("/db/boxiong/dancingCompetitions_14.xml")</text:p>
      <text:p text:style-name="P15"></text:p>
      <text:p text:style-name="P15">let $wel := $file/dancingCompetitions/Competition[@place="Wellington"]</text:p>
      <text:p text:style-name="P15">let $wel_2010 := $wel[substring(@date, 1, 4)="2010"]</text:p>
      <text:p text:style-name="P15">let $dancePairs_info := (</text:p>
      <text:p text:style-name="P15"><text:s text:c="4"/>&lt;dancePairs&gt;{</text:p>
      <text:p text:style-name="P15"><text:s text:c="8"/>for $dancePair in $wel_2010/Dance/dancePair</text:p>
      <text:p text:style-name="P15"><text:s text:c="8"/>return $dancePair</text:p>
      <text:p text:style-name="P15"><text:s text:c="4"/>}</text:p>
      <text:p text:style-name="P15">&lt;/dancePairs&gt;</text:p>
      <text:p text:style-name="P15">)</text:p>
      <text:p text:style-name="P15"></text:p>
      <text:p text:style-name="P15">let $dancePairs_id := distinct-values($dancePairs_info/dancePair/@ref_pair)</text:p>
      <text:p text:style-name="P15"></text:p>
      <text:p text:style-name="P15"></text:p>
      <text:p text:style-name="P15">let $score := (</text:p>
      <text:p text:style-name="P15"><text:s text:c="4"/>&lt;score&gt;{</text:p>
      <text:p text:style-name="P15"><text:s text:c="8"/>for $pair in $dancePairs_id</text:p>
      <text:p text:style-name="P15"><text:s text:c="14"/>for $pair_info in $dancePairs_info</text:p>
      <text:p text:style-name="P15"><text:s text:c="16"/>where $dancePairs_info/dancePair/@ref_pair = $pair</text:p>
      <text:p text:style-name="P15"><text:s text:c="20"/>return &lt;pair pair_id="{$pair}" score = "{xs:int(sum($dancePairs_info/dancePair[@ref_pair=$pair]/@score))}"/&gt;</text:p>
      <text:p text:style-name="P15"><text:s text:c="4"/>}</text:p>
      <text:p text:style-name="P15">&lt;/score&gt;</text:p>
      <text:p text:style-name="P15">)</text:p>
      <text:p text:style-name="P15"></text:p>
      <text:p text:style-name="P15">let $max := max($score/pair/@score)</text:p>
      <text:p text:style-name="P15"></text:p>
      <text:p text:style-name="P15"><text:s text:c="2"/>for $winner in $score/pair</text:p>
      <text:p text:style-name="P15"><text:s text:c="4"/>where $winner/@score=$max</text:p>
      <text:p text:style-name="P15"><text:s text:c="4"/>return &lt;Wellington_2010_Winner&gt;</text:p>
      <text:p text:style-name="P15"><text:s text:c="8"/>&lt;WinningPair pair_id="{$winner/@pair_id}" total_score="{$winner/@score}"/&gt;</text:p>
      <text:p text:style-name="P15"><text:s text:c="4"/>&lt;/Wellington_2010_Winner&gt;</text:p>
      <text:p text:style-name="P6"/>
      <text:p text:style-name="P6"/>
      <text:p text:style-name="P6">Question_10:</text:p>
      <text:p text:style-name="P6"/>
      <text:p text:style-name="P16">xquery version "1.0";</text:p>
      <text:p text:style-name="P16"></text:p>
      <text:p text:style-name="P16">let $file := fn:doc("/db/boxiong/dancingCompetitions_14.xml")</text:p>
      <text:p text:style-name="P16">let $pair := $file/dancingCompetitions/Pairs/Pair[@pair_id="p9669"]</text:p>
      <text:p text:style-name="P16">let $she := $file/dancingCompetitions/Dancers/she_dancers/Dancer[@dancer_id=$pair/she/@ref_she_dancer]</text:p>
      <text:p text:style-name="P16">let $he := $file/dancingCompetitions/Dancers/he_dancers/Dancer[@dancer_id=$pair/he/@ref_he_dancer]</text:p>
      <text:p text:style-name="P16"></text:p>
      <text:p text:style-name="P16">return</text:p>
      <text:p text:style-name="P16"><text:s text:c="4"/>&lt;Pair pair_id="p9669"&gt;</text:p>
      <text:p text:style-name="P16"><text:s text:c="4"/>&lt;she_dancer&gt;</text:p>
      <text:p text:style-name="P16"><text:soft-page-break/><text:s text:c="8"/>{$she/Name}</text:p>
      <text:p text:style-name="P16"><text:s text:c="8"/>{$she/Surname}</text:p>
      <text:p text:style-name="P16"><text:s text:c="8"/>{$she/Address}</text:p>
      <text:p text:style-name="P16"><text:s text:c="4"/>&lt;/she_dancer&gt;</text:p>
      <text:p text:style-name="P16"><text:s text:c="4"/>&lt;he_dancer&gt;</text:p>
      <text:p text:style-name="P16"><text:s text:c="8"/>{$he/Name}</text:p>
      <text:p text:style-name="P16"><text:s text:c="8"/>{$he/Surname}</text:p>
      <text:p text:style-name="P16"><text:s text:c="8"/>{$he/Address}</text:p>
      <text:p text:style-name="P16"><text:s text:c="4"/>&lt;/he_dancer&gt;</text:p>
      <text:p text:style-name="P16"><text:s text:c="4"/>&lt;/Pair&gt;</text:p>
      <text:p text:style-name="P16"><text:s text:c="4"/></text:p>
      <text:p text:style-name="P6"/>
      <text:p text:style-name="P6">Question_11:</text:p>
      <text:p text:style-name="P6"/>
      <text:p text:style-name="P18">xquery version "1.0";</text:p>
      <text:p text:style-name="P18"></text:p>
      <text:p text:style-name="P18">let $file := fn:doc("/db/boxiong/dancingCompetitions_14.xml")</text:p>
      <text:p text:style-name="P18">let $she_dancers := $file/dancingCompetitions/Dancers/she_dancers/Dancer</text:p>
      <text:p text:style-name="P18"></text:p>
      <text:p text:style-name="P18">let $she_in_pairs := (</text:p>
      <text:p text:style-name="P18">for $she in $she_dancers</text:p>
      <text:p text:style-name="P18"><text:s text:c="4"/>for $pair in $file/dancingCompetitions/Pairs/Pair</text:p>
      <text:p text:style-name="P18"><text:s text:c="4"/>where $pair/she/@ref_she_dancer = $she/@dancer_id</text:p>
      <text:p text:style-name="P18"><text:s text:c="4"/>return &lt;pair she_id = "{$she/@dancer_id}" pair_id="{$pair/@pair_id}"/&gt;</text:p>
      <text:p text:style-name="P18">)</text:p>
      <text:p text:style-name="P18"></text:p>
      <text:p text:style-name="P18">let $score_list := (</text:p>
      <text:p text:style-name="P18">for $she in $she_in_pairs</text:p>
      <text:p text:style-name="P18"><text:s text:c="4"/>for $pair in $file/dancingCompetitions/Competition/Dance/dancePair</text:p>
      <text:p text:style-name="P18"><text:s text:c="4"/>where $pair/@ref_pair = $she/@pair_id</text:p>
      <text:p text:style-name="P18"><text:s text:c="4"/>return &lt;she she_id="{$she/@she_id}" score = "{$pair[@ref_pair=$she/@pair_id]/@score}"/&gt;</text:p>
      <text:p text:style-name="P18">)</text:p>
      <text:p text:style-name="P18">let $div := 2</text:p>
      <text:p text:style-name="P18">let $she_id_list := distinct-values($score_list/@she_id)</text:p>
      <text:p text:style-name="P18"></text:p>
      <text:p text:style-name="P18">let $she_list := (</text:p>
      <text:p text:style-name="P18">for $she in $she_id_list</text:p>
      <text:p text:style-name="P18"><text:s text:c="4"/>let $she_total := sum($score_list[@she_id=$she]/@score) div $div</text:p>
      <text:p text:style-name="P18"><text:s text:c="4"/>return &lt;she she_id="{$she}" score="{$she_total}"/&gt;</text:p>
      <text:p text:style-name="P18">)</text:p>
      <text:p text:style-name="P18"></text:p>
      <text:p text:style-name="P18"></text:p>
      <text:p text:style-name="P18">let $he_dancers := $file/dancingCompetitions/Dancers/he_dancers/Dancer</text:p>
      <text:p text:style-name="P18"></text:p>
      <text:p text:style-name="P18">let $he_in_pairs := (</text:p>
      <text:p text:style-name="P18">for $he in $he_dancers</text:p>
      <text:p text:style-name="P18"><text:s text:c="4"/>for $pair in $file/dancingCompetitions/Pairs/Pair</text:p>
      <text:p text:style-name="P18"><text:s text:c="4"/>where $pair/he/@ref_he_dancer = $he/@dancer_id</text:p>
      <text:p text:style-name="P18"><text:s text:c="4"/>return &lt;pair he_id = "{$he/@dancer_id}" pair_id="{$pair/@pair_id}"/&gt;</text:p>
      <text:p text:style-name="P18">)</text:p>
      <text:p text:style-name="P18"></text:p>
      <text:p text:style-name="P18">let $score_list := (</text:p>
      <text:p text:style-name="P18"><text:soft-page-break/>for $he in $he_in_pairs</text:p>
      <text:p text:style-name="P18"><text:s text:c="4"/>for $pair in $file/dancingCompetitions/Competition/Dance/dancePair</text:p>
      <text:p text:style-name="P18"><text:s text:c="4"/>where $pair/@ref_pair = $he/@pair_id</text:p>
      <text:p text:style-name="P18"><text:s text:c="4"/>return &lt;he he_id="{$he/@he_id}" score = "{$pair[@ref_pair=$he/@pair_id]/@score}"/&gt;</text:p>
      <text:p text:style-name="P18">)</text:p>
      <text:p text:style-name="P18">let $div := 2</text:p>
      <text:p text:style-name="P18">let $he_id_list := distinct-values($score_list/@he_id)</text:p>
      <text:p text:style-name="P18"></text:p>
      <text:p text:style-name="P18">let $he_list := (</text:p>
      <text:p text:style-name="P18">for $he in $he_id_list</text:p>
      <text:p text:style-name="P18"><text:s text:c="4"/>let $he_total := sum($score_list[@he_id=$he]/@score) div $div</text:p>
      <text:p text:style-name="P18"><text:s text:c="4"/>return &lt;he he_id="{$he}" score="{$he_total}"/&gt;</text:p>
      <text:p text:style-name="P18">)</text:p>
      <text:p text:style-name="P18"></text:p>
      <text:p text:style-name="P18"></text:p>
      <text:p text:style-name="P18"></text:p>
      <text:p text:style-name="P18">let $max_he := max($he_list/@score)</text:p>
      <text:p text:style-name="P18"></text:p>
      <text:p text:style-name="P18">let $top_he := (</text:p>
      <text:p text:style-name="P18">for $he_max in $he_list</text:p>
      <text:p text:style-name="P18">where $he_max/@score = $max_he</text:p>
      <text:p text:style-name="P18">return $he_max)</text:p>
      <text:p text:style-name="P18"></text:p>
      <text:p text:style-name="P18"></text:p>
      <text:p text:style-name="P18">let $max_she := max($she_list/@score)</text:p>
      <text:p text:style-name="P18">let $top_she := (</text:p>
      <text:p text:style-name="P18">for $she_max in $she_list</text:p>
      <text:p text:style-name="P18">where $she_max/@score = $max_she</text:p>
      <text:p text:style-name="P18">return $she_max)</text:p>
      <text:p text:style-name="P18"></text:p>
      <text:p text:style-name="P18">return &lt;BestDancers&gt;</text:p>
      <text:p text:style-name="P18"><text:s text:c="4"/>&lt;she_dancer dancer_id = "{$top_she/@she_id}" total_score = "{$top_she/@score}"&gt;</text:p>
      <text:p text:style-name="P18"><text:s text:c="8"/>{$file/dancingCompetitions/Dancers/she_dancers/Dancer[@dancer_id = $top_she/@she_id]/Name}</text:p>
      <text:p text:style-name="P18"><text:s text:c="8"/>{$file/dancingCompetitions/Dancers/she_dancers/Dancer[@dancer_id = $top_she/@she_id]/Surname}</text:p>
      <text:p text:style-name="P18"><text:s text:c="4"/>&lt;/she_dancer&gt;</text:p>
      <text:p text:style-name="P18"><text:s text:c="4"/>&lt;he_dancer dancer_id = "{$top_he/@he_id}" total_score = "{$top_he/@score}"&gt;</text:p>
      <text:p text:style-name="P18"><text:s text:c="8"/>{$file/dancingCompetitions/Dancers/he_dancers/Dancer[@dancer_id = $top_he/@he_id]/Name}</text:p>
      <text:p text:style-name="P18"><text:s text:c="8"/>{$file/dancingCompetitions/Dancers/he_dancers/Dancer[@dancer_id = $top_he/@he_id]/Surname}</text:p>
      <text:p text:style-name="P18"><text:s text:c="4"/>&lt;/he_dancer&gt;</text:p>
      <text:p text:style-name="P18"><text:s text:c="4"/>&lt;/BestDancers&gt;</text:p>
      <text:p text:style-name="P18"/>
      <text:p text:style-name="P6">Question_12:</text:p>
      <text:p text:style-name="P6"/>
      <text:p text:style-name="P19">xquery version "1.0";</text:p>
      <text:p text:style-name="P19"/>
      <text:p text:style-name="P19"/>
      <text:p text:style-name="P19"/>
      <text:p text:style-name="P19">let $file := fn:doc("/db/boxiong/dancingCompetitions_14.xml")</text:p>
      <text:p text:style-name="P19"><text:soft-page-break/>let $pairs := $file/dancingCompetitions/Pairs/Pair</text:p>
      <text:p text:style-name="P19"/>
      <text:p text:style-name="P19">let $part_pairs := (</text:p>
      <text:p text:style-name="P19"><text:s text:c="8"/>for $pair in $file/dancingCompetitions/Competition/Dance/dancePair</text:p>
      <text:p text:style-name="P19"><text:s text:c="12"/>return $pair</text:p>
      <text:p text:style-name="P19"><text:s text:c="4"/>)</text:p>
      <text:p text:style-name="P19">let $part_list := distinct-values($part_pairs/@ref_pair)</text:p>
      <text:p text:style-name="P19"/>
      <text:p text:style-name="P19">let $index := (</text:p>
      <text:p text:style-name="P19">for $part_pair in $part_list</text:p>
      <text:p text:style-name="P19"><text:s text:c="4"/>for $pair in $pairs</text:p>
      <text:p text:style-name="P19"><text:s text:c="4"/>where $part_pair = $pair/@pair_id</text:p>
      <text:p text:style-name="P19"><text:s text:c="4"/>return $pair</text:p>
      <text:p text:style-name="P19">)</text:p>
      <text:p text:style-name="P19"/>
      <text:p text:style-name="P19">let $total_pair_list := (</text:p>
      <text:p text:style-name="P19"><text:s text:c="8"/>for $pair in $pairs</text:p>
      <text:p text:style-name="P19"><text:s text:c="12"/>return &lt;pair pair_id="{$pair/@pair_id}"/&gt;</text:p>
      <text:p text:style-name="P19"><text:s text:c="4"/>)</text:p>
      <text:p text:style-name="P19">let $del_list := (</text:p>
      <text:p text:style-name="P19">for $pair in $part_list</text:p>
      <text:p text:style-name="P19"><text:s text:c="4"/>return index-of($total_pair_list/@pair_id, $pair)</text:p>
      <text:p text:style-name="P19">)</text:p>
      <text:p text:style-name="P19"/>
      <text:p text:style-name="P19"/>
      <text:p text:style-name="P19">let $total_pair_list := remove($total_pair_list, index-of($total_pair_list/@pair_id, $part_list[1]))</text:p>
      <text:p text:style-name="P19">let $total_pair_list := remove($total_pair_list, index-of($total_pair_list/@pair_id, $part_list[2]))</text:p>
      <text:p text:style-name="P19">let $total_pair_list := remove($total_pair_list, index-of($total_pair_list/@pair_id, $part_list[3]))</text:p>
      <text:p text:style-name="P19">let $total_pair_list := remove($total_pair_list, index-of($total_pair_list/@pair_id, $part_list[4]))</text:p>
      <text:p text:style-name="P19">let $total_pair_list := remove($total_pair_list, index-of($total_pair_list/@pair_id, $part_list[5]))</text:p>
      <text:p text:style-name="P19">let $total_pair_list := remove($total_pair_list, index-of($total_pair_list/@pair_id, $part_list[6]))</text:p>
      <text:p text:style-name="P19">let $total_pair_list := remove($total_pair_list, index-of($total_pair_list/@pair_id, $part_list[7]))</text:p>
      <text:p text:style-name="P19">let $total_pair_list := remove($total_pair_list, index-of($total_pair_list/@pair_id, $part_list[8]))</text:p>
      <text:p text:style-name="P19">let $total_pair_list := remove($total_pair_list, index-of($total_pair_list/@pair_id, $part_list[9]))</text:p>
      <text:p text:style-name="P19">let $total_pair_list := remove($total_pair_list, index-of($total_pair_list/@pair_id, $part_list[10]))</text:p>
      <text:p text:style-name="P19">let $total_pair_list := remove($total_pair_list, index-of($total_pair_list/@pair_id, $part_list[11]))</text:p>
      <text:p text:style-name="P19">let $total_pair_list := remove($total_pair_list, index-of($total_pair_list/@pair_id, $part_list[12]))</text:p>
      <text:p text:style-name="P19">let $total_pair_list := remove($total_pair_list, index-of($total_pair_list/@pair_id, $part_list[13]))</text:p>
      <text:p text:style-name="P19">let $total_pair_list := remove($total_pair_list, index-of($total_pair_list/@pair_id, $part_list[14]))</text:p>
      <text:p text:style-name="P19"/>
      <text:p text:style-name="P19">return &lt;NotCompeted&gt; {</text:p>
      <text:p text:style-name="P19"><text:s text:c="4"/>for $x in $total_pair_list</text:p>
      <text:p text:style-name="P19"><text:s text:c="8"/>return &lt;Pair pair_id="{$x/@pair_id}"/&gt;</text:p>
      <text:p text:style-name="P19">}</text:p>
      <text:p text:style-name="P19">&lt;/NotCompeted&gt;</text:p>
      <text:p text:style-name="P7"/>
      <text:p text:style-name="P6">Question_13:</text:p>
      <text:p text:style-name="P6"/>
      <text:p text:style-name="P20">xquery version "1.0";</text:p>
      <text:p text:style-name="P20"></text:p>
      <text:p text:style-name="P20">let $file := fn:doc("/db/boxiong/dancingCompetitions_14.xml")</text:p>
      <text:p text:style-name="P20"></text:p>
      <text:p text:style-name="P20"><text:soft-page-break/>let $dancePair := $file/dancingCompetitions/Competition/Dance/dancePair</text:p>
      <text:p text:style-name="P20">return</text:p>
      <text:p text:style-name="P20"><text:s text:c="4"/>&lt;OverallAverage&gt;</text:p>
      <text:p text:style-name="P20"><text:s text:c="4"/>{avg($dancePair/@score)}</text:p>
      <text:p text:style-name="P20"><text:s text:c="4"/>&lt;/OverallAverage&gt;</text:p>
      <text:p text:style-name="P20"/>
      <text:p text:style-name="P6">Question_14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4:47:44.377712421</meta:creation-date>
    <dc:date>2014-05-05T15:05:34.060573952</dc:date>
    <meta:editing-duration>PT17M12S</meta:editing-duration>
    <meta:editing-cycles>23</meta:editing-cycles>
    <meta:generator>LibreOffice/4.2.1.1$Linux_X86_64 LibreOffice_project/d7dbbd7842e6a58b0f521599204e827654e1fb8b</meta:generator>
    <meta:document-statistic meta:table-count="0" meta:image-count="0" meta:object-count="0" meta:page-count="10" meta:paragraph-count="316" meta:word-count="829" meta:character-count="10954" meta:non-whitespace-character-count="9189"/>
  </office:meta>
</office:document-meta>
</file>